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93945" officeooo:paragraph-rsid="00193945"/>
    </style:style>
    <style:style style:name="P2" style:family="paragraph" style:parent-style-name="Standard">
      <style:text-properties officeooo:rsid="0019dac4" officeooo:paragraph-rsid="0019dac4"/>
    </style:style>
    <style:style style:name="P3" style:family="paragraph" style:parent-style-name="Standard">
      <style:text-properties officeooo:rsid="001b54cf" officeooo:paragraph-rsid="001b54cf"/>
    </style:style>
    <style:style style:name="P4" style:family="paragraph" style:parent-style-name="Standard">
      <style:text-properties officeooo:rsid="001b7b52" officeooo:paragraph-rsid="001b7b52"/>
    </style:style>
    <style:style style:name="P5" style:family="paragraph" style:parent-style-name="Standard">
      <style:text-properties officeooo:rsid="001d1daf" officeooo:paragraph-rsid="001d1daf"/>
    </style:style>
    <style:style style:name="P6" style:family="paragraph" style:parent-style-name="Standard">
      <style:text-properties officeooo:rsid="001e3583" officeooo:paragraph-rsid="001e3583"/>
    </style:style>
    <style:style style:name="P7" style:family="paragraph" style:parent-style-name="Standard">
      <style:text-properties officeooo:rsid="001f6b5e" officeooo:paragraph-rsid="001f6b5e"/>
    </style:style>
    <style:style style:name="P8" style:family="paragraph" style:parent-style-name="Standard">
      <style:text-properties officeooo:rsid="00206614" officeooo:paragraph-rsid="00206614"/>
    </style:style>
    <style:style style:name="P9" style:family="paragraph" style:parent-style-name="Table_20_Contents">
      <style:text-properties officeooo:rsid="00206614" officeooo:paragraph-rsid="00206614"/>
    </style:style>
    <style:style style:name="P10" style:family="paragraph" style:parent-style-name="Standard">
      <style:text-properties officeooo:rsid="00221f86" officeooo:paragraph-rsid="00221f86"/>
    </style:style>
    <style:style style:name="P11" style:family="paragraph" style:parent-style-name="Standard">
      <style:text-properties officeooo:rsid="00251e91" officeooo:paragraph-rsid="00251e91"/>
    </style:style>
    <style:style style:name="P12" style:family="paragraph" style:parent-style-name="Standard">
      <style:text-properties officeooo:rsid="00270eff" officeooo:paragraph-rsid="00270eff"/>
    </style:style>
    <style:style style:name="P13" style:family="paragraph" style:parent-style-name="Standard">
      <style:text-properties officeooo:rsid="0028c832" officeooo:paragraph-rsid="0028c832"/>
    </style:style>
    <style:style style:name="P14" style:family="paragraph" style:parent-style-name="Standard">
      <style:text-properties officeooo:rsid="001b7b52" officeooo:paragraph-rsid="001b7b52"/>
    </style:style>
    <style:style style:name="P15" style:family="paragraph" style:parent-style-name="Standard">
      <style:text-properties officeooo:rsid="0029ec48" officeooo:paragraph-rsid="0029ec48"/>
    </style:style>
    <style:style style:name="P16" style:family="paragraph" style:parent-style-name="Standard">
      <style:text-properties officeooo:rsid="002ae523" officeooo:paragraph-rsid="002ae523"/>
    </style:style>
    <style:style style:name="T1" style:family="text">
      <style:text-properties officeooo:rsid="00220537"/>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mat: Podstwy adresowania IP</text:p>
      <text:p text:style-name="P1">Rodzaje trasmisji IP</text:p>
      <text:p text:style-name="P1">Trasmisja unicast to tryb trasmisji, w której przekaz informacji dokonuje się wyłączenie między dwoma dokładnie określonymi komputerami w sieci.</text:p>
      <text:p text:style-name="P2">Transmisja multicast ma miejsce wtedy, gdy jedna stacja (router , węzeł, serwer, terminal) jednocześnie trasmituje lub odbiera informacje do/z konkretnie określonej i uprzednio zdefiniowanej grupy innycg stacji roboczych lub routerów.</text:p>
      <text:p text:style-name="P3">Transmisja brodcast polega na wysyłąniu pakietów przez jeden port (kanał komunikacyjny), które powinny odbieraż wszsystkie pozostałe porty przyłączone do danej sieci (Doment rozgłoszeniowej). Pakiet danych, wysyłany do wszystkich stacji sieciowych domeny rozsiewczej, ma adres skłądający się z samych jedynek.</text:p>
      <text:p text:style-name="P4">Przykład adresu ip 192.168.1.107</text:p>
      <text:p text:style-name="P4">11000000 10101000 <text:s text:c="2"/>00000001 01101011</text:p>
      <text:p text:style-name="P4">300 520 001 </text:p>
      <text:p text:style-name="P4">C0 A8<text:tab/>01 6B</text:p>
      <text:p text:style-name="P4"/>
      <text:p text:style-name="P4"/>
      <text:p text:style-name="P4"/>
      <text:p text:style-name="P4"/>
      <text:p text:style-name="P4"/>
      <text:p text:style-name="P4"/>
      <text:p text:style-name="P4"/>
      <text:p text:style-name="P5">Podział adresów na klasy A,B i C przy gwałtownym wzroście zapotrzebowania nanie okazał się bardzo nie ekonomiczny.</text:p>
      <text:p text:style-name="P4"/>
      <text:p text:style-name="P5">Dlatego obecnie powszechnie jest stosowany model adresowania bezklasowego opartego na yzw maskach podsieci.</text:p>
      <text:p text:style-name="P5"/>
      <text:p text:style-name="P5">W tym rozwiązaniu dla każdej podsieci definiuje się tzw. maskę mającą podobnie jak adres Ipv4 postać 32-bitowej liczby, ale o dosyć szczególnej budowie.</text:p>
      <text:p text:style-name="P5"/>
      <text:p text:style-name="P5">Na początku maski podscieci występuję ciąg jedynek binarnych, po których następuje ciąg samych zer binarnych.</text:p>
      <text:p text:style-name="P5"/>
      <text:p text:style-name="P5">Część maski podsieci z samymi jedynkami określa sieć natomiast część maski z zerami określa liczbę hostów możliwych do zaadresowania.</text:p>
      <text:p text:style-name="P5"/>
      <text:p text:style-name="P6">Identyfiaktor sieci jest wykorzystywany do określenia czy host docelowy znajduję się w sieci lokalnej czy rozległej</text:p>
      <text:p text:style-name="P6">Aby określić sieć do której należy dowolny adres Ipv4 najpierw zamieniamy zapis dziesiętny na binarny zarówno adresu IP hosta jak i jego maski podsieci.</text:p>
      <text:p text:style-name="P6"/>
      <text:p text:style-name="P6">Następnie używając operacji logicznej koniunkcji AND porównujemy odpowiadające sobie bity IP hosta i maski podsieci.</text:p>
      <text:p text:style-name="P6"/>
      <text:p text:style-name="P6">Wynik jest równy 1→ gdy oba poróœnywane bity są równe 1.</text:p>
      <text:p text:style-name="P6">W przeciwnym wypadku wykorzystywane wynik jest rórwny → 0.</text:p>
      <text:p text:style-name="P7">Ustol.AS dla poniższych hostów 100.110.120.200/16</text:p>
      <text:p text:style-name="P7">2 --”--/20</text:p>
      <text:p text:style-name="P7">3 --”--/26</text:p>
      <text:p text:style-name="P4"/>
      <text:p text:style-name="P8"/>
      <text:p text:style-name="P8"><text:soft-page-break/>Temat: MODEL ISO/OSI</text:p>
      <text:p text:style-name="P8">Co to jest iso osi</text:p>
      <text:p text:style-name="P8">OSI (OPEN SYSTEMS INTERCONNECTION) pełna nazwa an ISO OSI RM ISO OSI reference Model model odniesienia łączenia systemów otwartych</text:p>
      <text:p text:style-name="P8">ISO międzynarodowa Organizacja Normalizachyna International Organization for standardization</text:p>
      <text:p text:style-name="P8">Model OSI opisuje i normalizuje strukturę komunikacji sieciowej.</text:p>
      <text:p text:style-name="P8"><text:s/>Firma ISO na początku lat 80-tych opracowała współpracę ze sobą rozwiązanie sieciowe</text:p>
      <text:p text:style-name="P8">Model OSI jest wzorcowy modelem opisującym sposób przepływu informacji pomiędzy hostami w sieci przy użyciu medium transmisyjnego</text:p>
      <text:p text:style-name="P8">OSI Sposób przepływu infomacji między aplikacjami w jednej stacji sieciowej a plikacjami w innej stacji sieciowej</text:p>
      <text:p text:style-name="P8">Model OSI ma 7 WARTSW każda ma określone funkcje sieciowe</text:p>
      <text:p text:style-name="P8">Nie określa on szczegółowych metod komunikacji ale jedynie określa sposób komunikacji</text:p>
      <text:p text:style-name="P8"/>
      <text:p text:style-name="P4"/>
      <text:p text:style-name="P8">Mechanizmy rzeczywistej komunikacji są określone w formie protokołów komunikacyjnych </text:p>
      <text:p text:style-name="P8"/>
      <text:p text:style-name="P8"><text:tab/><text:tab/><text:tab/><text:tab/><text:tab/>Model referencyjny OSI</text:p>
      <table:table table:name="Table1" table:style-name="Table1">
        <table:table-column table:style-name="Table1.A"/>
        <table:table-column table:style-name="Table1.B"/>
        <table:table-row>
          <table:table-cell table:style-name="Table1.A1" office:value-type="string">
            <text:p text:style-name="P9">Nazwa warstwy modelu OSI </text:p>
          </table:table-cell>
          <table:table-cell table:style-name="Table1.B1" office:value-type="string">
            <text:p text:style-name="P9">Numer Warstwy</text:p>
          </table:table-cell>
        </table:table-row>
        <table:table-row>
          <table:table-cell table:style-name="Table1.A2" office:value-type="string">
            <text:p text:style-name="P9">Aplikacji</text:p>
          </table:table-cell>
          <table:table-cell table:style-name="Table1.B2" office:value-type="string">
            <text:p text:style-name="P9">7</text:p>
          </table:table-cell>
        </table:table-row>
        <table:table-row>
          <table:table-cell table:style-name="Table1.A2" office:value-type="string">
            <text:p text:style-name="P9">Przezentacji</text:p>
          </table:table-cell>
          <table:table-cell table:style-name="Table1.B2" office:value-type="string">
            <text:p text:style-name="P9">6</text:p>
          </table:table-cell>
        </table:table-row>
        <table:table-row>
          <table:table-cell table:style-name="Table1.A2" office:value-type="string">
            <text:p text:style-name="P9">Sesji </text:p>
          </table:table-cell>
          <table:table-cell table:style-name="Table1.B2" office:value-type="string">
            <text:p text:style-name="P9">5</text:p>
          </table:table-cell>
        </table:table-row>
        <table:table-row>
          <table:table-cell table:style-name="Table1.A2" office:value-type="string">
            <text:p text:style-name="P9">Transpostu</text:p>
          </table:table-cell>
          <table:table-cell table:style-name="Table1.B2" office:value-type="string">
            <text:p text:style-name="P9">4</text:p>
          </table:table-cell>
        </table:table-row>
        <table:table-row>
          <table:table-cell table:style-name="Table1.A2" office:value-type="string">
            <text:p text:style-name="P9">Sieci </text:p>
          </table:table-cell>
          <table:table-cell table:style-name="Table1.B2" office:value-type="string">
            <text:p text:style-name="P9">3</text:p>
          </table:table-cell>
        </table:table-row>
        <table:table-row>
          <table:table-cell table:style-name="Table1.A2" office:value-type="string">
            <text:p text:style-name="P9">Łącza danych </text:p>
          </table:table-cell>
          <table:table-cell table:style-name="Table1.B2" office:value-type="string">
            <text:p text:style-name="P9">2</text:p>
          </table:table-cell>
        </table:table-row>
        <table:table-row>
          <table:table-cell table:style-name="Table1.A2" office:value-type="string">
            <text:p text:style-name="P9">Fizyczna </text:p>
          </table:table-cell>
          <table:table-cell table:style-name="Table1.B2" office:value-type="string">
            <text:p text:style-name="P9">1</text:p>
          </table:table-cell>
        </table:table-row>
      </table:table>
      <text:p text:style-name="P8"/>
      <text:p text:style-name="P8">Warstwy</text:p>
      <text:p text:style-name="P8">1 do 4 to tzw warstwy niższe transport danych</text:p>
      <text:p text:style-name="P8">5 do 7 warstwy wyższe aplikacje </text:p>
      <text:p text:style-name="P8">Model osi dzieli zadanie przesyłania informacji między stacjami sieciow<text:span text:style-name="T1">y</text:span>mi na siedem mniejszych zadań składających suę na poszczególne warstwy.</text:p>
      <text:p text:style-name="P4"/>
      <text:p text:style-name="P4"/>
      <text:p text:style-name="P4"/>
      <text:p text:style-name="P4"/>
      <text:p text:style-name="P4"/>
      <text:p text:style-name="P10">Warstwa aplikacji 7 </text:p>
      <text:p text:style-name="P10">Warstwa Aplkiacji jest warstwą zajmue się specyfikacją interfejsu któ©y wykorzystują apliacje do przesyałąnia danch do sieci poprezez kolejne warstwy modelu USO/OSI</text:p>
      <text:p text:style-name="P10">Warstw ata świadczy usługi końcowe dla aplikacji min Udostępnianie zasobów plików drukkarek dostęp do baz danych poczgta elektroniczna W warstwie tej są zdefiniowane takie protokoły usług sieciowych jak HTTP, FTP, SMTP.</text:p>
      <text:p text:style-name="P11">Warstwa 6 Prezentacja danych Odpowiada za format danych używany do komunikacji pomiędzu komputerami w sieci Umożliwia przekształcenie danucj na postać standardową niezależną od aplikajcji Rozwiązuje takie problemy jak niezdgodność reprezetacji liczb znaków końca wiersza liter narodowu itp.</text:p>
      <text:p text:style-name="P11">Warstwa ta odpowiada za kodowanie i konwersję danych oraz za kompresję / dekompresję’ szyfrowanie/deszyfrowanie.</text:p>
      <text:p text:style-name="P11"><text:soft-page-break/>Warsztwa prezentacji obsługuje no. MPEG, JPG, GIF itp…..</text:p>
      <text:p text:style-name="P12">Warstwa sesko 5 Warstwa sesji zapewnia aplikacjom na odległych komputerach realizacje wymiany danych pomiędzy nimi.</text:p>
      <text:p text:style-name="P12">Warstwa sesji synchoronizuje dane pomiędzy nadowcą i odbiorcą Warstw asesji „wie” która aplikacja łączy się z którą, dzięki czemu może zapewnić właściwy kierunek przepływu danych – nadzoruje połączenie. Wznawia je po przerwaniu. Kontroluje nawiązywanie i zrywanie połączenia.</text:p>
      <text:p text:style-name="P13">Warstwa od do 4</text:p>
      <text:p text:style-name="P13">Najniższe warstwy zajmują się odnajdywaniem odpowiedniej drogi do celu gdzie ma być przekazana konkretna informacja dzielą róœnież dane na odpowiednie dla urządzeń sieciowych pakiety określane często skrótem PDU.</text:p>
      <text:p text:style-name="P4"/>
      <text:p text:style-name="P13">Zapewniają weryfikację bezbłędności przesyłanych danych</text:p>
      <text:p text:style-name="P13">Ważną cechą warstw dolnych jest całkowite ignorowanie sensu przesyłanych danych.</text:p>
      <text:p text:style-name="P13">Dla warst dolnych nie insteją aplikacje tylko pakiety/ramki danych.</text:p>
      <text:p text:style-name="P13">Warstwy dolne to wartwa transportowa sieciowa łącza danych oraz fizyczna.</text:p>
      <text:p text:style-name="P15">Warstwa transportowa segmentuje dane oraz składa je w tzw strumień</text:p>
      <text:p text:style-name="P15">Warstwa ta zapenia całościowe połączenie między stacjami</text:p>
      <text:p text:style-name="P15">Następuje tutaj podział danych na części które są kolejno indeksowane i wysyłane do docelowej stacji.</text:p>
      <text:p text:style-name="P15">Na poziomie tej warstwy do transmisji danych wykorzystuje się dwa prtooły TCP oraz UDP</text:p>
      <text:p text:style-name="P15">TCP – posiada kontrolę błedów transportu.</text:p>
      <text:p text:style-name="P15">UDP – nie stosuje kontroli lecz jest szybszy.</text:p>
      <text:p text:style-name="P16">Warstwa siecowa 3 – Dysponuje wiedzą dotyczącą dizycznej topologii sieci.</text:p>
      <text:p text:style-name="P16">Rozpoznaje jakie drogi łączą poszczególne konputery i decyduje ile informacji należy przesłąć jednym z połączeń a ile innym.</text:p>
      <text:p text:style-name="P16">Standardowa paczka danych oznaczana jest jako <text:span text:style-name="T2">NPDU.</text:span></text:p>
      <text:p text:style-name="P16"><text:span text:style-name="T2"/></text:p>
      <text:p text:style-name="P4"/>
      <text:p text:style-name="P4"/>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14:05:34.637388589</meta:creation-date>
    <meta:generator>LibreOffice/7.4.5.1$Linux_X86_64 LibreOffice_project/40$Build-1</meta:generator>
    <dc:date>2023-04-19T12:59:44.709501594</dc:date>
    <meta:editing-duration>PT2H39M54S</meta:editing-duration>
    <meta:editing-cycles>19</meta:editing-cycles>
    <meta:document-statistic meta:table-count="1" meta:image-count="0" meta:object-count="0" meta:page-count="3" meta:paragraph-count="77" meta:word-count="784" meta:character-count="5647" meta:non-whitespace-character-count="4923"/>
  </office:meta>
</office:document-meta>
</file>